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ubtitle">
      <style:text-properties officeooo:rsid="001feb86" officeooo:paragraph-rsid="001feb86"/>
    </style:style>
    <style:style style:name="P4" style:family="paragraph" style:parent-style-name="Text_20_body">
      <style:text-properties officeooo:rsid="001feb86" officeooo:paragraph-rsid="001feb86"/>
    </style:style>
    <style:style style:name="P5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6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7" style:family="paragraph" style:parent-style-name="Text_20_body">
      <style:text-properties fo:font-weight="bold" officeooo:rsid="001feb86" officeooo:paragraph-rsid="01256e65" style:font-weight-asian="bold" style:font-weight-complex="bold"/>
    </style:style>
    <style:style style:name="P8" style:family="paragraph" style:parent-style-name="Text_20_body">
      <style:text-properties fo:font-weight="bold" officeooo:paragraph-rsid="00427f84" style:font-weight-asian="bold" style:font-weight-complex="bold"/>
    </style:style>
    <style:style style:name="P9" style:family="paragraph" style:parent-style-name="Text_20_body">
      <style:text-properties officeooo:rsid="006b168b" officeooo:paragraph-rsid="006b168b"/>
    </style:style>
    <style:style style:name="P10" style:family="paragraph" style:parent-style-name="Text_20_body">
      <style:text-properties officeooo:rsid="006b168b" officeooo:paragraph-rsid="01c93795"/>
    </style:style>
    <style:style style:name="P11" style:family="paragraph" style:parent-style-name="Text_20_body">
      <style:text-properties officeooo:paragraph-rsid="001feb86"/>
    </style:style>
    <style:style style:name="P12" style:family="paragraph" style:parent-style-name="Text_20_body">
      <style:text-properties officeooo:paragraph-rsid="006b168b"/>
    </style:style>
    <style:style style:name="P13" style:family="paragraph" style:parent-style-name="Text_20_body">
      <style:text-properties officeooo:paragraph-rsid="0103088d"/>
    </style:style>
    <style:style style:name="P14" style:family="paragraph" style:parent-style-name="Text_20_body">
      <style:text-properties officeooo:paragraph-rsid="01c93795"/>
    </style:style>
    <style:style style:name="P15" style:family="paragraph" style:parent-style-name="Text_20_body">
      <style:text-properties officeooo:paragraph-rsid="00276cca"/>
    </style:style>
    <style:style style:name="P16" style:family="paragraph" style:parent-style-name="Text_20_body">
      <style:text-properties fo:font-weight="normal" officeooo:rsid="01bad092" officeooo:paragraph-rsid="01bad092" style:font-weight-asian="normal" style:font-weight-complex="normal"/>
    </style:style>
    <style:style style:name="P17" style:family="paragraph" style:parent-style-name="Text_20_body">
      <style:text-properties fo:font-weight="normal" officeooo:rsid="006b168b" officeooo:paragraph-rsid="01c93795" style:font-weight-asian="normal" style:font-weight-complex="normal"/>
    </style:style>
    <style:style style:name="P18" style:family="paragraph" style:parent-style-name="Text_20_body">
      <style:text-properties officeooo:rsid="0072684b" officeooo:paragraph-rsid="0072684b"/>
    </style:style>
    <style:style style:name="P19" style:family="paragraph" style:parent-style-name="Title">
      <style:text-properties officeooo:rsid="001feb86" officeooo:paragraph-rsid="001feb86"/>
    </style:style>
    <style:style style:name="P20" style:family="paragraph" style:parent-style-name="Standard" style:list-style-name="L1">
      <style:text-properties officeooo:paragraph-rsid="01cc0a40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officeooo:paragraph-rsid="01cc0a40"/>
    </style:style>
    <style:style style:name="P23" style:family="paragraph" style:parent-style-name="Text_20_body" style:list-style-name="L1">
      <style:text-properties officeooo:paragraph-rsid="01d166df"/>
    </style:style>
    <style:style style:name="P24" style:family="paragraph" style:parent-style-name="Text_20_body" style:list-style-name="L1">
      <style:text-properties officeooo:paragraph-rsid="01d3a670"/>
    </style:style>
    <style:style style:name="P25" style:family="paragraph" style:parent-style-name="Text_20_body" style:list-style-name="L1">
      <style:text-properties officeooo:rsid="01cbebbe" officeooo:paragraph-rsid="01cc0a40"/>
    </style:style>
    <style:style style:name="P26" style:family="paragraph" style:parent-style-name="Text_20_body" style:list-style-name="L1">
      <style:text-properties officeooo:rsid="01cc0a40" officeooo:paragraph-rsid="01cc0a40"/>
    </style:style>
    <style:style style:name="P27" style:family="paragraph" style:parent-style-name="Text_20_body" style:list-style-name="L1">
      <style:text-properties officeooo:rsid="01db4f24" officeooo:paragraph-rsid="01db4f24"/>
    </style:style>
    <style:style style:name="P28" style:family="paragraph" style:parent-style-name="Text_20_body" style:list-style-name="L1">
      <style:text-properties officeooo:rsid="01bca775" officeooo:paragraph-rsid="01bca775"/>
    </style:style>
    <style:style style:name="P29" style:family="paragraph" style:parent-style-name="Text_20_body" style:list-style-name="L1">
      <style:text-properties officeooo:rsid="01bd9e44" officeooo:paragraph-rsid="01bd9e44"/>
    </style:style>
    <style:style style:name="P30" style:family="paragraph" style:parent-style-name="Text_20_body" style:list-style-name="L2">
      <style:text-properties officeooo:rsid="01bf651c" officeooo:paragraph-rsid="01bf651c"/>
    </style:style>
    <style:style style:name="P31" style:family="paragraph" style:parent-style-name="Text_20_body" style:list-style-name="L2">
      <style:text-properties officeooo:rsid="01c11167" officeooo:paragraph-rsid="01c11167"/>
    </style:style>
    <style:style style:name="P32" style:family="paragraph" style:parent-style-name="Text_20_body" style:list-style-name="L2">
      <style:text-properties officeooo:rsid="01c405c7" officeooo:paragraph-rsid="01c405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94164b" style:font-weight-asian="normal" style:font-weight-complex="normal"/>
    </style:style>
    <style:style style:name="T5" style:family="text">
      <style:text-properties fo:font-weight="normal" officeooo:rsid="0106caca" style:font-weight-asian="normal" style:font-weight-complex="normal"/>
    </style:style>
    <style:style style:name="T6" style:family="text">
      <style:text-properties fo:font-weight="normal" officeooo:rsid="010b6847" style:font-weight-asian="normal" style:font-weight-complex="normal"/>
    </style:style>
    <style:style style:name="T7" style:family="text">
      <style:text-properties fo:font-weight="normal" officeooo:rsid="01acd0c0" style:font-weight-asian="normal" style:font-weight-complex="normal"/>
    </style:style>
    <style:style style:name="T8" style:family="text">
      <style:text-properties fo:font-weight="normal" officeooo:rsid="01af409e" style:font-weight-asian="normal" style:font-weight-complex="normal"/>
    </style:style>
    <style:style style:name="T9" style:family="text">
      <style:text-properties fo:font-weight="normal" officeooo:rsid="01b692d5" style:font-weight-asian="normal" style:font-weight-complex="normal"/>
    </style:style>
    <style:style style:name="T10" style:family="text">
      <style:text-properties fo:font-weight="normal" officeooo:rsid="01b9e679" style:font-weight-asian="normal" style:font-weight-complex="normal"/>
    </style:style>
    <style:style style:name="T11" style:family="text">
      <style:text-properties fo:font-weight="normal" officeooo:rsid="01bad092" style:font-weight-asian="normal" style:font-weight-complex="normal"/>
    </style:style>
    <style:style style:name="T12" style:family="text">
      <style:text-properties fo:font-weight="normal" officeooo:rsid="01bae4ee" style:font-weight-asian="normal" style:font-weight-complex="normal"/>
    </style:style>
    <style:style style:name="T13" style:family="text">
      <style:text-properties fo:font-weight="normal" officeooo:rsid="01ecbb61" style:font-weight-asian="normal" style:font-weight-complex="normal"/>
    </style:style>
    <style:style style:name="T14" style:family="text">
      <style:text-properties fo:font-weight="normal" officeooo:rsid="0203c4ff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feb86" style:font-weight-asian="bold" style:font-weight-complex="bold"/>
    </style:style>
    <style:style style:name="T17" style:family="text">
      <style:text-properties officeooo:rsid="01ae4f0b"/>
    </style:style>
    <style:style style:name="T18" style:family="text">
      <style:text-properties officeooo:rsid="01b34929"/>
    </style:style>
    <style:style style:name="T19" style:family="text">
      <style:text-properties officeooo:rsid="006b168b"/>
    </style:style>
    <style:style style:name="T20" style:family="text">
      <style:text-properties officeooo:rsid="01b4ced5"/>
    </style:style>
    <style:style style:name="T21" style:family="text">
      <style:text-properties officeooo:rsid="01bd9e44"/>
    </style:style>
    <style:style style:name="T22" style:family="text">
      <style:text-properties officeooo:rsid="01c0f33c"/>
    </style:style>
    <style:style style:name="T23" style:family="text">
      <style:text-properties officeooo:rsid="01c93795"/>
    </style:style>
    <style:style style:name="T24" style:family="text">
      <style:text-properties officeooo:rsid="01cbebbe"/>
    </style:style>
    <style:style style:name="T25" style:family="text">
      <style:text-properties officeooo:rsid="01cc0a40"/>
    </style:style>
    <style:style style:name="T26" style:family="text">
      <style:text-properties officeooo:rsid="01cdf927"/>
    </style:style>
    <style:style style:name="T27" style:family="text">
      <style:text-properties officeooo:rsid="01ce7c0e"/>
    </style:style>
    <style:style style:name="T28" style:family="text">
      <style:text-properties officeooo:rsid="01d1d675"/>
    </style:style>
    <style:style style:name="T29" style:family="text">
      <style:text-properties officeooo:rsid="01d2f2d5"/>
    </style:style>
    <style:style style:name="T30" style:family="text">
      <style:text-properties officeooo:rsid="01d3a670"/>
    </style:style>
    <style:style style:name="T31" style:family="text">
      <style:text-properties officeooo:rsid="01d4f659"/>
    </style:style>
    <style:style style:name="T32" style:family="text">
      <style:text-properties officeooo:rsid="01db4f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DATA STRUCTURES LAB</text:p>
      <text:p text:style-name="P1">AMAL NATH M</text:p>
      <text:p text:style-name="P1">R3 11</text:p>
      <text:p text:style-name="P1"/>
      <text:p text:style-name="P3">EXPERIMENT <text:span text:style-name="T17">11</text:span></text:p>
      <text:p text:style-name="P4"/>
      <text:p text:style-name="P13"><text:span text:style-name="T16">AIM </text:span><text:span text:style-name="T3">:- </text:span><text:span text:style-name="T11">Write a program to create a graph using array</text:span><text:span text:style-name="T12">s</text:span><text:span text:style-name="T11"> and perform the following operations:</text:span></text:p>
      <text:p text:style-name="P16">1. DFS Traversal</text:p>
      <text:p text:style-name="P16">2. BFS Traversal</text:p>
      <text:p text:style-name="P8"/>
      <text:p text:style-name="P11"><text:span text:style-name="T16">DATA STRUCTURE USED </text:span><text:span text:style-name="T3">:-</text:span><text:span text:style-name="T4"> </text:span><text:span text:style-name="T8">GRAPH</text:span><text:span text:style-name="T5"> using </text:span><text:span text:style-name="T8">ARRAY</text:span><text:span text:style-name="T2"> is the data structure used </text:span><text:span text:style-name="T9">(STACK and QUEUE are </text:span><text:span text:style-name="T10">also</text:span><text:span text:style-name="T9"> used for the traversal alg</text:span><text:span text:style-name="T14">or</text:span><text:span text:style-name="T9">ithms).</text:span></text:p>
      <text:p text:style-name="P5"/>
      <text:p text:style-name="P4"><text:span text:style-name="T15">ALGORITHM</text:span><text:span text:style-name="T1"> :- </text:span></text:p>
      <text:p text:style-name="P14"><text:span text:style-name="T19">Algorithm </text:span><text:span text:style-name="T23">CreateGraph</text:span></text:p>
      <text:p text:style-name="P10">START</text:p>
      <text:list xml:id="list337365348" text:style-name="L1">
        <text:list-item>
          <text:p text:style-name="P25">For i = 1 till <text:span text:style-name="T25">n</text:span> <text:tab/><text:tab/>//n is the total number of vertices</text:p>
        </text:list-item>
        <text:list-item>
          <text:p text:style-name="P22"><text:span text:style-name="T24"><text:s/><text:tab/></text:span><text:span text:style-name="T25">Read vertex in arr[i][0] and arr[0][i]</text:span></text:p>
        </text:list-item>
        <text:list-item>
          <text:p text:style-name="P26">EndFor</text:p>
        </text:list-item>
        <text:list-item>
          <text:p text:style-name="P20"><text:span text:style-name="T26">F</text:span>or i = 1 <text:span text:style-name="T26">till n</text:span></text:p>
        </text:list-item>
        <text:list-item>
          <text:p text:style-name="P21"><text:tab/><text:span text:style-name="T26">F</text:span>or <text:span text:style-name="T26">j </text:span>= i <text:span text:style-name="T26">till n</text:span></text:p>
        </text:list-item>
        <text:list-item>
          <text:p text:style-name="P23"><text:tab/><text:tab/><text:span text:style-name="T27">Read option "</text:span>Are arr[i][0] and arr[0][j] adjacent ?"</text:p>
        </text:list-item>
        <text:list-item>
          <text:p text:style-name="P21"><text:tab/><text:tab/><text:span text:style-name="T28">If option = Y</text:span></text:p>
        </text:list-item>
        <text:list-item>
          <text:p text:style-name="P21"><text:tab/><text:tab/><text:tab/>arr[i][j] = 1</text:p>
        </text:list-item>
        <text:list-item>
          <text:p text:style-name="P21"><text:tab/><text:tab/><text:tab/>arr[j][i] = 1</text:p>
        </text:list-item>
        <text:list-item>
          <text:p text:style-name="P21"><text:tab/><text:tab/><text:span text:style-name="T30">E</text:span>lse if <text:span text:style-name="T30">option </text:span>= <text:span text:style-name="T31">N</text:span></text:p>
        </text:list-item>
        <text:list-item>
          <text:p text:style-name="P21"><text:tab/><text:tab/><text:tab/>arr[i][j] = <text:span text:style-name="T30">0</text:span></text:p>
        </text:list-item>
        <text:list-item>
          <text:p text:style-name="P21"><text:tab/><text:tab/><text:tab/>arr[j][i] = <text:span text:style-name="T30">0</text:span></text:p>
        </text:list-item>
        <text:list-item>
          <text:p text:style-name="P24"><text:s/><text:tab/><text:tab/><text:span text:style-name="T29">EndIf</text:span></text:p>
        </text:list-item>
        <text:list-item>
          <text:p text:style-name="P24"><text:s/><text:tab/><text:span text:style-name="T32">EndFor</text:span></text:p>
        </text:list-item>
        <text:list-item>
          <text:p text:style-name="P27">EndFor</text:p>
        </text:list-item>
      </text:list>
      <text:p text:style-name="P17">STOP</text:p>
      <text:p text:style-name="P17"><text:soft-page-break/></text:p>
      <text:p text:style-name="P12"><text:span text:style-name="T19">Algorithm </text:span><text:span text:style-name="T18">DFS</text:span></text:p>
      <text:p text:style-name="P9">START</text:p>
      <text:list xml:id="list123057428605763" text:continue-numbering="true" text:style-name="L1">
        <text:list-item>
          <text:p text:style-name="P28">Push the starting vertex into the stack</text:p>
        </text:list-item>
        <text:list-item>
          <text:p text:style-name="P28">While stack not empty</text:p>
        </text:list-item>
        <text:list-item>
          <text:p text:style-name="P28"><text:s/><text:tab/>Pop a vertex v</text:p>
        </text:list-item>
        <text:list-item>
          <text:p text:style-name="P28"><text:s/><text:tab/>If v is not in VISIT</text:p>
        </text:list-item>
        <text:list-item>
          <text:p text:style-name="P28"><text:s/><text:tab/><text:tab/>Visit the vertex x</text:p>
        </text:list-item>
        <text:list-item>
          <text:p text:style-name="P28"><text:s/><text:tab/><text:tab/>Store v in VISIT</text:p>
        </text:list-item>
        <text:list-item>
          <text:p text:style-name="P28"><text:s/><text:tab/><text:tab/><text:span text:style-name="T21">Push all the adjacent vertices of v into stack</text:span></text:p>
        </text:list-item>
        <text:list-item>
          <text:p text:style-name="P28"><text:s/><text:tab/><text:span text:style-name="T21">EndIf</text:span></text:p>
        </text:list-item>
        <text:list-item>
          <text:p text:style-name="P29">EndWhile</text:p>
        </text:list-item>
      </text:list>
      <text:p text:style-name="P9">STOP</text:p>
      <text:p text:style-name="Standard"/>
      <text:p text:style-name="Text_20_body">Algorithm <text:span text:style-name="T20">B</text:span><text:span text:style-name="T18">FS</text:span></text:p>
      <text:p text:style-name="Text_20_body">START</text:p>
      <text:list xml:id="list2561949856" text:style-name="L2">
        <text:list-item>
          <text:p text:style-name="P30">Enqueue starting vertex</text:p>
        </text:list-item>
        <text:list-item>
          <text:p text:style-name="P31">Visit the vertex</text:p>
        </text:list-item>
        <text:list-item>
          <text:p text:style-name="P30">Store <text:span text:style-name="T22">the vertex</text:span> in VISIT</text:p>
        </text:list-item>
        <text:list-item>
          <text:p text:style-name="P32">While queue not empty</text:p>
        </text:list-item>
        <text:list-item>
          <text:p text:style-name="P32"><text:s/><text:tab/>Dequeue a vertex v</text:p>
        </text:list-item>
        <text:list-item>
          <text:p text:style-name="P32"><text:s/><text:tab/>For all the adjacent vertices w of v</text:p>
        </text:list-item>
        <text:list-item>
          <text:p text:style-name="P32"><text:s/><text:tab/><text:tab/>If w is not in VISIT</text:p>
        </text:list-item>
        <text:list-item>
          <text:p text:style-name="P32"><text:s/><text:tab/><text:tab/><text:tab/>Enqueue w</text:p>
        </text:list-item>
        <text:list-item>
          <text:p text:style-name="P32"><text:s/><text:tab/><text:tab/><text:tab/>Visit w</text:p>
        </text:list-item>
        <text:list-item>
          <text:p text:style-name="P32"><text:s/><text:tab/><text:tab/><text:tab/>Store w in VISIT</text:p>
        </text:list-item>
        <text:list-item>
          <text:p text:style-name="P32"><text:s/><text:tab/><text:tab/>EndIf</text:p>
        </text:list-item>
        <text:list-item>
          <text:p text:style-name="P32"><text:s/><text:tab/>EndFor</text:p>
        </text:list-item>
        <text:list-item>
          <text:p text:style-name="P32">EndWhile</text:p>
        </text:list-item>
      </text:list>
      <text:p text:style-name="P18">STOP</text:p>
      <text:p text:style-name="P7"/>
      <text:p text:style-name="P6">PROGRAM CODE<text:span text:style-name="T1"> :- </text:span></text:p>
      <text:p text:style-name="P2"><text:soft-page-break/>#include&lt;stdio.h&gt;</text:p>
      <text:p text:style-name="P2">#include&lt;stdlib.h&gt;</text:p>
      <text:p text:style-name="P2"/>
      <text:p text:style-name="P2">struct stack</text:p>
      <text:p text:style-name="P2">{</text:p>
      <text:p text:style-name="P2"><text:tab/>int size;</text:p>
      <text:p text:style-name="P2"><text:tab/>int TOP;</text:p>
      <text:p text:style-name="P2"><text:tab/>int *arr;</text:p>
      <text:p text:style-name="P2">};</text:p>
      <text:p text:style-name="P2"/>
      <text:p text:style-name="P2">struct queue</text:p>
      <text:p text:style-name="P2">{</text:p>
      <text:p text:style-name="P2"><text:tab/>int FRONT;</text:p>
      <text:p text:style-name="P2"><text:tab/>int REAR;</text:p>
      <text:p text:style-name="P2"><text:tab/>int *arr;</text:p>
      <text:p text:style-name="P2"><text:tab/>int SIZE;</text:p>
      <text:p text:style-name="P2">};</text:p>
      <text:p text:style-name="P2"/>
      <text:p text:style-name="P2">int isFull(struct stack *st)</text:p>
      <text:p text:style-name="P2">{</text:p>
      <text:p text:style-name="P2"><text:tab/>if(st-&gt;TOP &gt;= st-&gt;size-1)</text:p>
      <text:p text:style-name="P2"><text:tab/><text:tab/>return 1;</text:p>
      <text:p text:style-name="P2"><text:tab/>return 0;</text:p>
      <text:p text:style-name="P2">}</text:p>
      <text:p text:style-name="P2"/>
      <text:p text:style-name="P2">int isEmpty(struct stack *st)</text:p>
      <text:p text:style-name="P2">{</text:p>
      <text:p text:style-name="P2"><text:tab/>if(st-&gt;TOP == -1)</text:p>
      <text:p text:style-name="P2"><text:tab/><text:tab/>return 1;</text:p>
      <text:p text:style-name="P2"><text:tab/>return 0;</text:p>
      <text:p text:style-name="P2">}</text:p>
      <text:p text:style-name="P2"/>
      <text:p text:style-name="P2">void push(struct stack *st, char x)</text:p>
      <text:p text:style-name="P2">{</text:p>
      <text:p text:style-name="P2"><text:tab/>if(!isFull(st))</text:p>
      <text:p text:style-name="P2"><text:tab/>{</text:p>
      <text:p text:style-name="P2"><text:tab/><text:tab/>st-&gt;arr[++st-&gt;TOP] = x;</text:p>
      <text:p text:style-name="P2"><text:tab/>}</text:p>
      <text:p text:style-name="P2">}</text:p>
      <text:p text:style-name="P2"/>
      <text:p text:style-name="P2">char pop(struct stack *st)</text:p>
      <text:p text:style-name="P2">{</text:p>
      <text:p text:style-name="P2"><text:tab/>if(!isEmpty(st))</text:p>
      <text:p text:style-name="P2"><text:tab/>{</text:p>
      <text:p text:style-name="P2"><text:tab/><text:tab/>char x = st-&gt;arr[st-&gt;TOP];</text:p>
      <text:p text:style-name="P2"><text:tab/><text:tab/>st-&gt;TOP--;</text:p>
      <text:p text:style-name="P2"><text:tab/><text:tab/>return x;</text:p>
      <text:p text:style-name="P2"><text:tab/>}</text:p>
      <text:p text:style-name="P2">}</text:p>
      <text:p text:style-name="P2"/>
      <text:p text:style-name="P2">void createStack(struct stack *st, int n)</text:p>
      <text:p text:style-name="P2">{</text:p>
      <text:p text:style-name="P2"><text:soft-page-break/><text:tab/>st-&gt;size = n;</text:p>
      <text:p text:style-name="P2"><text:tab/></text:p>
      <text:p text:style-name="P2"><text:tab/>st-&gt;arr = (int*) malloc (st-&gt;size * sizeof(int));</text:p>
      <text:p text:style-name="P2"><text:tab/></text:p>
      <text:p text:style-name="P2"><text:tab/>st-&gt;TOP = -1;</text:p>
      <text:p text:style-name="P2">}</text:p>
      <text:p text:style-name="P2"/>
      <text:p text:style-name="P2">void enqueue(struct queue *q, char X)</text:p>
      <text:p text:style-name="P2">{</text:p>
      <text:p text:style-name="P2"><text:tab/>if(q-&gt;REAR != q-&gt;SIZE-1)</text:p>
      <text:p text:style-name="P2"><text:tab/>{</text:p>
      <text:p text:style-name="P2"><text:tab/><text:tab/>if(q-&gt;FRONT == -1)</text:p>
      <text:p text:style-name="P2"><text:tab/><text:tab/><text:tab/>q-&gt;FRONT = 0;</text:p>
      <text:p text:style-name="P2"><text:tab/><text:tab/>q-&gt;REAR += 1;</text:p>
      <text:p text:style-name="P2"><text:tab/><text:tab/>q-&gt;arr[q-&gt;REAR] = X;</text:p>
      <text:p text:style-name="P2"><text:tab/>}</text:p>
      <text:p text:style-name="P2">}</text:p>
      <text:p text:style-name="P2"/>
      <text:p text:style-name="P2">char dequeue(struct queue *q)</text:p>
      <text:p text:style-name="P2">{</text:p>
      <text:p text:style-name="P2"><text:tab/>if(q-&gt;FRONT != -1)</text:p>
      <text:p text:style-name="P2"><text:tab/>{</text:p>
      <text:p text:style-name="P2"><text:tab/><text:tab/>char X = q-&gt;arr[q-&gt;FRONT];</text:p>
      <text:p text:style-name="P2"><text:tab/><text:tab/></text:p>
      <text:p text:style-name="P2"><text:tab/><text:tab/>if(q-&gt;FRONT == q-&gt;REAR)</text:p>
      <text:p text:style-name="P2"><text:tab/><text:tab/>{</text:p>
      <text:p text:style-name="P2"><text:tab/><text:tab/><text:tab/>q-&gt;FRONT = -1;</text:p>
      <text:p text:style-name="P2"><text:tab/><text:tab/><text:tab/>q-&gt;REAR = -1;</text:p>
      <text:p text:style-name="P2"><text:tab/><text:tab/>}</text:p>
      <text:p text:style-name="P2"><text:tab/><text:tab/>else</text:p>
      <text:p text:style-name="P2"><text:tab/><text:tab/><text:tab/>q-&gt;FRONT += 1;</text:p>
      <text:p text:style-name="P2"><text:tab/><text:tab/>return X;</text:p>
      <text:p text:style-name="P2"><text:tab/>}</text:p>
      <text:p text:style-name="P2">}</text:p>
      <text:p text:style-name="P2"/>
      <text:p text:style-name="P2">void createQueue(struct queue *q, int n)</text:p>
      <text:p text:style-name="P2">{</text:p>
      <text:p text:style-name="P2"><text:tab/>q-&gt;SIZE = n;</text:p>
      <text:p text:style-name="P2"><text:tab/></text:p>
      <text:p text:style-name="P2"><text:tab/>q-&gt;arr = malloc(q-&gt;SIZE * sizeof(int));</text:p>
      <text:p text:style-name="P2"><text:tab/></text:p>
      <text:p text:style-name="P2"><text:tab/>q-&gt;FRONT = -1;</text:p>
      <text:p text:style-name="P2"><text:tab/>q-&gt;REAR = -1;</text:p>
      <text:p text:style-name="P2">}</text:p>
      <text:p text:style-name="P2"/>
      <text:p text:style-name="P2">void dfs(int n, char arr[][n+1])</text:p>
      <text:p text:style-name="P2">{<text:tab/></text:p>
      <text:p text:style-name="P2"><text:tab/>struct stack *st = malloc(sizeof(struct stack));</text:p>
      <text:p text:style-name="P2"><text:tab/>int count = 0;</text:p>
      <text:p text:style-name="P2"><text:tab/>int i = 0;</text:p>
      <text:p text:style-name="P2"><text:tab/>char v;</text:p>
      <text:p text:style-name="P2"><text:tab/>char visit[n];</text:p>
      <text:p text:style-name="P2"><text:soft-page-break/><text:tab/></text:p>
      <text:p text:style-name="P2"><text:tab/>createStack(st, n*n);</text:p>
      <text:p text:style-name="P2"><text:tab/></text:p>
      <text:p text:style-name="P2"><text:tab/>push(st, arr[0][1]);</text:p>
      <text:p text:style-name="P2"><text:tab/></text:p>
      <text:p text:style-name="P2"><text:tab/>while(!isEmpty(st))</text:p>
      <text:p text:style-name="P2"><text:tab/>{</text:p>
      <text:p text:style-name="P2"><text:tab/><text:tab/>v = pop(st);</text:p>
      <text:p text:style-name="P2"><text:tab/><text:tab/></text:p>
      <text:p text:style-name="P2"><text:tab/><text:tab/>for(int j=0; j&lt;n; j++)</text:p>
      <text:p text:style-name="P2"><text:tab/><text:tab/><text:tab/>if(visit[j] == v)</text:p>
      <text:p text:style-name="P2"><text:tab/><text:tab/><text:tab/><text:tab/>count++;</text:p>
      <text:p text:style-name="P2"><text:tab/><text:tab/>if(count == 0)</text:p>
      <text:p text:style-name="P2"><text:tab/><text:tab/>{</text:p>
      <text:p text:style-name="P2"><text:tab/><text:tab/><text:tab/>printf("%c ", v);</text:p>
      <text:p text:style-name="P2"><text:tab/><text:tab/><text:tab/>visit[i] = v;</text:p>
      <text:p text:style-name="P2"><text:tab/><text:tab/><text:tab/>i++;</text:p>
      <text:p text:style-name="P2"><text:tab/><text:tab/><text:tab/></text:p>
      <text:p text:style-name="P2"><text:tab/><text:tab/><text:tab/>for(int j=1; i&lt;=n; j++)</text:p>
      <text:p text:style-name="P2"><text:tab/><text:tab/><text:tab/><text:tab/>if(arr[0][j] == v)</text:p>
      <text:p text:style-name="P2"><text:tab/><text:tab/><text:tab/><text:tab/>{</text:p>
      <text:p text:style-name="P2"><text:tab/><text:tab/><text:tab/><text:tab/><text:tab/>for(int k=1; k&lt;=n; k++)</text:p>
      <text:p text:style-name="P2"><text:tab/><text:tab/><text:tab/><text:tab/><text:tab/><text:tab/>if(arr[k][j] == '1')</text:p>
      <text:p text:style-name="P2"><text:tab/><text:tab/><text:tab/><text:tab/><text:tab/><text:tab/><text:tab/>push(st, arr[k][0]);</text:p>
      <text:p text:style-name="P2"><text:tab/><text:tab/><text:tab/><text:tab/><text:tab/>break;</text:p>
      <text:p text:style-name="P2"><text:tab/><text:tab/><text:tab/><text:tab/>}</text:p>
      <text:p text:style-name="P2"><text:tab/><text:tab/>}</text:p>
      <text:p text:style-name="P2"><text:tab/><text:tab/></text:p>
      <text:p text:style-name="P2"><text:tab/><text:tab/>count = 0;</text:p>
      <text:p text:style-name="P2"><text:tab/>}</text:p>
      <text:p text:style-name="P2">}</text:p>
      <text:p text:style-name="P2"/>
      <text:p text:style-name="P2">void bfs(int n, char arr[][n+1])</text:p>
      <text:p text:style-name="P2">{</text:p>
      <text:p text:style-name="P2"><text:tab/>struct queue *q = malloc(sizeof(struct queue));</text:p>
      <text:p text:style-name="P2"><text:tab/>int i = 1;</text:p>
      <text:p text:style-name="P2"><text:tab/>int count = 0;</text:p>
      <text:p text:style-name="P2"><text:tab/>char visit[n];</text:p>
      <text:p text:style-name="P2"><text:tab/>char v;</text:p>
      <text:p text:style-name="P2"><text:tab/></text:p>
      <text:p text:style-name="P2"><text:tab/>createQueue(q, n*n);</text:p>
      <text:p text:style-name="P2"><text:tab/></text:p>
      <text:p text:style-name="P2"><text:tab/>enqueue(q, arr[0][1]);</text:p>
      <text:p text:style-name="P2"><text:tab/>printf("%c ", arr[0][1]);</text:p>
      <text:p text:style-name="P2"><text:tab/>visit[0] = arr[0][1];</text:p>
      <text:p text:style-name="P2"><text:tab/></text:p>
      <text:p text:style-name="P2"><text:tab/>while(q-&gt;FRONT != -1)</text:p>
      <text:p text:style-name="P2"><text:tab/>{</text:p>
      <text:p text:style-name="P2"><text:tab/><text:tab/>v = dequeue(q);</text:p>
      <text:p text:style-name="P2"><text:tab/><text:tab/>for(int j=1; i&lt;=n; j++)</text:p>
      <text:p text:style-name="P2"><text:tab/><text:tab/><text:tab/>if(arr[0][j] == v)</text:p>
      <text:p text:style-name="P2"><text:tab/><text:tab/><text:tab/>{</text:p>
      <text:p text:style-name="P2"><text:soft-page-break/><text:tab/><text:tab/><text:tab/><text:tab/>for(int k=1; k&lt;=n; k++)</text:p>
      <text:p text:style-name="P2"><text:tab/><text:tab/><text:tab/><text:tab/><text:tab/>if(arr[k][j] == '1')</text:p>
      <text:p text:style-name="P2"><text:tab/><text:tab/><text:tab/><text:tab/><text:tab/>{</text:p>
      <text:p text:style-name="P2"><text:tab/><text:tab/><text:tab/><text:tab/><text:tab/><text:tab/>for(int l=0; l&lt;n; l++)</text:p>
      <text:p text:style-name="P2"><text:tab/><text:tab/><text:tab/><text:tab/><text:tab/><text:tab/><text:tab/>if(visit[l] == arr[k][0])</text:p>
      <text:p text:style-name="P2"><text:tab/><text:tab/><text:tab/><text:tab/><text:tab/><text:tab/><text:tab/><text:tab/>count++;</text:p>
      <text:p text:style-name="P2"><text:tab/><text:tab/><text:tab/><text:tab/><text:tab/><text:tab/>if(count == 0)</text:p>
      <text:p text:style-name="P2"><text:tab/><text:tab/><text:tab/><text:tab/><text:tab/><text:tab/>{</text:p>
      <text:p text:style-name="P2"><text:tab/><text:tab/><text:tab/><text:tab/><text:tab/><text:tab/><text:tab/>enqueue(q, arr[k][0]);</text:p>
      <text:p text:style-name="P2"><text:tab/><text:tab/><text:tab/><text:tab/><text:tab/><text:tab/><text:tab/>printf("%c ", arr[k][0]);</text:p>
      <text:p text:style-name="P2"><text:tab/><text:tab/><text:tab/><text:tab/><text:tab/><text:tab/><text:tab/>visit[i] = arr[k][0];</text:p>
      <text:p text:style-name="P2"><text:tab/><text:tab/><text:tab/><text:tab/><text:tab/><text:tab/><text:tab/>i++;</text:p>
      <text:p text:style-name="P2"><text:tab/><text:tab/><text:tab/><text:tab/><text:tab/><text:tab/>}</text:p>
      <text:p text:style-name="P2"><text:tab/><text:tab/><text:tab/><text:tab/><text:tab/><text:tab/>count = 0;</text:p>
      <text:p text:style-name="P2"><text:tab/><text:tab/><text:tab/><text:tab/><text:tab/>}</text:p>
      <text:p text:style-name="P2"><text:tab/><text:tab/><text:tab/><text:tab/>break;</text:p>
      <text:p text:style-name="P2"><text:tab/><text:tab/><text:tab/>}</text:p>
      <text:p text:style-name="P2"><text:tab/>}</text:p>
      <text:p text:style-name="P2">}</text:p>
      <text:p text:style-name="P2"/>
      <text:p text:style-name="P2">void main()</text:p>
      <text:p text:style-name="P2">{</text:p>
      <text:p text:style-name="P2"><text:tab/>int n;</text:p>
      <text:p text:style-name="P2"><text:tab/>char c;</text:p>
      <text:p text:style-name="P2"><text:tab/>int m;</text:p>
      <text:p text:style-name="P2"><text:tab/></text:p>
      <text:p text:style-name="P2"><text:tab/>printf("Enter the no. of vertices\n");</text:p>
      <text:p text:style-name="P2"><text:tab/>scanf("%d", &amp;n);</text:p>
      <text:p text:style-name="P2"><text:tab/></text:p>
      <text:p text:style-name="P2"><text:tab/>char arr[n+1][n+1];</text:p>
      <text:p text:style-name="P2"><text:tab/></text:p>
      <text:p text:style-name="P2"><text:tab/>arr[0][0] = ' ';</text:p>
      <text:p text:style-name="P2"><text:tab/></text:p>
      <text:p text:style-name="P2"><text:tab/>printf("Enter the vertices\n");</text:p>
      <text:p text:style-name="P2"><text:tab/>for(int i=1; i&lt;=n; i++)</text:p>
      <text:p text:style-name="P2"><text:tab/>{</text:p>
      <text:p text:style-name="P2"><text:tab/><text:tab/>scanf("\n%c", &amp;arr[i][0]);</text:p>
      <text:p text:style-name="P2"><text:tab/><text:tab/>arr[0][i] = arr[i][0];</text:p>
      <text:p text:style-name="P2"><text:tab/>}</text:p>
      <text:p text:style-name="P2"><text:tab/></text:p>
      <text:p text:style-name="P2"><text:tab/>for(int i=1;i&lt;=n;i++)</text:p>
      <text:p text:style-name="P2"><text:tab/><text:tab/>for(int j=i;j&lt;=n;j++)</text:p>
      <text:p text:style-name="P2"><text:tab/><text:tab/>{</text:p>
      <text:p text:style-name="P2"><text:tab/><text:tab/><text:tab/>if(arr[i][0] == arr[0][j])</text:p>
      <text:p text:style-name="P2"><text:tab/><text:tab/><text:tab/>{</text:p>
      <text:p text:style-name="P2"><text:tab/><text:tab/><text:tab/><text:tab/>printf("Is %c a self loop ? (Y/N)\n", arr[i][0]);</text:p>
      <text:p text:style-name="P2">L1:<text:tab/><text:tab/><text:tab/><text:tab/></text:p>
      <text:p text:style-name="P2"><text:tab/><text:tab/><text:tab/><text:tab/>scanf("\n%c", &amp;c);</text:p>
      <text:p text:style-name="P2"><text:tab/><text:tab/><text:tab/><text:tab/></text:p>
      <text:p text:style-name="P2"><text:tab/><text:tab/><text:tab/><text:tab/>if(c == 'y' || c == 'Y')</text:p>
      <text:p text:style-name="P2"><text:tab/><text:tab/><text:tab/><text:tab/><text:tab/>arr[i][j] = '1';</text:p>
      <text:p text:style-name="P2"><text:tab/><text:tab/><text:tab/><text:tab/>else if(c == 'n' || c == 'N')</text:p>
      <text:p text:style-name="P2"><text:soft-page-break/><text:tab/><text:tab/><text:tab/><text:tab/><text:tab/>arr[i][j] = '0';</text:p>
      <text:p text:style-name="P2"><text:tab/><text:tab/><text:tab/><text:tab/>else</text:p>
      <text:p text:style-name="P2"><text:tab/><text:tab/><text:tab/><text:tab/>{</text:p>
      <text:p text:style-name="P2"><text:tab/><text:tab/><text:tab/><text:tab/><text:tab/>printf("Enter Y/N!\n");</text:p>
      <text:p text:style-name="P2"><text:tab/><text:tab/><text:tab/><text:tab/><text:tab/>goto L1;</text:p>
      <text:p text:style-name="P2"><text:tab/><text:tab/><text:tab/><text:tab/>}</text:p>
      <text:p text:style-name="P2"><text:tab/><text:tab/><text:tab/><text:tab/>continue;</text:p>
      <text:p text:style-name="P2"><text:tab/><text:tab/><text:tab/>}</text:p>
      <text:p text:style-name="P2"><text:tab/><text:tab/><text:tab/></text:p>
      <text:p text:style-name="P2"><text:tab/><text:tab/><text:tab/>printf("Are %c and %c adjacent ? (Y/N)\n", arr[i][0], arr[0][j]);</text:p>
      <text:p text:style-name="P2">L2:</text:p>
      <text:p text:style-name="P2"><text:tab/><text:tab/><text:tab/>scanf("\n%c", &amp;c);</text:p>
      <text:p text:style-name="P2"><text:tab/><text:tab/><text:tab/></text:p>
      <text:p text:style-name="P2"><text:tab/><text:tab/><text:tab/>if(c == 'y' || c == 'Y')</text:p>
      <text:p text:style-name="P2"><text:tab/><text:tab/><text:tab/>{</text:p>
      <text:p text:style-name="P2"><text:tab/><text:tab/><text:tab/><text:tab/>arr[i][j] = '1';</text:p>
      <text:p text:style-name="P2"><text:tab/><text:tab/><text:tab/><text:tab/>arr[j][i] = '1';</text:p>
      <text:p text:style-name="P2"><text:tab/><text:tab/><text:tab/>}</text:p>
      <text:p text:style-name="P2"><text:tab/><text:tab/><text:tab/>else if(c == 'n' || c == 'N')</text:p>
      <text:p text:style-name="P2"><text:tab/><text:tab/><text:tab/>{</text:p>
      <text:p text:style-name="P2"><text:tab/><text:tab/><text:tab/><text:tab/>arr[i][j] = '0';</text:p>
      <text:p text:style-name="P2"><text:tab/><text:tab/><text:tab/><text:tab/>arr[j][i] = '0';</text:p>
      <text:p text:style-name="P2"><text:tab/><text:tab/><text:tab/>}</text:p>
      <text:p text:style-name="P2"><text:tab/><text:tab/><text:tab/>else</text:p>
      <text:p text:style-name="P2"><text:tab/><text:tab/><text:tab/>{</text:p>
      <text:p text:style-name="P2"><text:tab/><text:tab/><text:tab/><text:tab/>printf("Enter Y/N!\n");</text:p>
      <text:p text:style-name="P2"><text:tab/><text:tab/><text:tab/><text:tab/>goto L2;</text:p>
      <text:p text:style-name="P2"><text:tab/><text:tab/><text:tab/>}</text:p>
      <text:p text:style-name="P2"><text:tab/><text:tab/>}</text:p>
      <text:p text:style-name="P2"><text:tab/></text:p>
      <text:p text:style-name="P2"><text:tab/>printf("\nAdjacency matrix of the graph:\n");</text:p>
      <text:p text:style-name="P2"><text:tab/>for(int i=0;i&lt;=n;i++)</text:p>
      <text:p text:style-name="P2"><text:tab/>{</text:p>
      <text:p text:style-name="P2"><text:tab/><text:tab/>for(int j=0;j&lt;=n;j++)</text:p>
      <text:p text:style-name="P2"><text:tab/><text:tab/><text:tab/>printf("%c ", arr[i][j]);</text:p>
      <text:p text:style-name="P2"><text:tab/><text:tab/>printf("\n");</text:p>
      <text:p text:style-name="P2"><text:tab/>}</text:p>
      <text:p text:style-name="P2">L3:</text:p>
      <text:p text:style-name="P2"><text:tab/>printf("\nChoose the operation\n");</text:p>
      <text:p text:style-name="P2"><text:tab/>printf("1. DFS Traversal\n2. BFS Traversal\n3. Quit\n");</text:p>
      <text:p text:style-name="P2"><text:tab/>scanf("%d", &amp;m);</text:p>
      <text:p text:style-name="P2"><text:tab/></text:p>
      <text:p text:style-name="P2"><text:tab/>if(m == 1)</text:p>
      <text:p text:style-name="P2"><text:tab/>{</text:p>
      <text:p text:style-name="P2"><text:tab/><text:tab/>printf("\nDFS Traversal : ");</text:p>
      <text:p text:style-name="P2"><text:tab/><text:tab/>dfs(n, arr);</text:p>
      <text:p text:style-name="P2"><text:tab/><text:tab/>printf("\n");</text:p>
      <text:p text:style-name="P2"><text:tab/><text:tab/>goto L3;</text:p>
      <text:p text:style-name="P2"><text:tab/>}</text:p>
      <text:p text:style-name="P2"><text:tab/>else if(m == 2)</text:p>
      <text:p text:style-name="P2"><text:tab/>{</text:p>
      <text:p text:style-name="P2"><text:tab/><text:tab/>printf("\nBFS Traversal : ");</text:p>
      <text:p text:style-name="P2"><text:soft-page-break/><text:tab/><text:tab/>bfs(n, arr);</text:p>
      <text:p text:style-name="P2"><text:tab/><text:tab/>printf("\n");</text:p>
      <text:p text:style-name="P2"><text:tab/><text:tab/>goto L3;</text:p>
      <text:p text:style-name="P2"><text:tab/>}</text:p>
      <text:p text:style-name="P2"><text:tab/>else if(m == 3)</text:p>
      <text:p text:style-name="P2"><text:tab/><text:tab/>exit(0);</text:p>
      <text:p text:style-name="P2"><text:tab/>else</text:p>
      <text:p text:style-name="P2"><text:tab/>{</text:p>
      <text:p text:style-name="P2"><text:tab/><text:tab/>printf("Invalid entry\n");</text:p>
      <text:p text:style-name="P2"><text:tab/><text:tab/>goto L3;</text:p>
      <text:p text:style-name="P2"><text:tab/>}</text:p>
      <text:p text:style-name="P2">}</text:p>
      <text:p text:style-name="Standard"/>
      <text:p text:style-name="Text_20_body"/>
      <text:p text:style-name="P15"><text:span text:style-name="T16">SAMPLE OUTPUT </text:span><text:span text:style-name="T3">:-</text:span></text:p>
      <text:p text:style-name="Standard">Enter the no. of vertices</text:p>
      <text:p text:style-name="Standard">8</text:p>
      <text:p text:style-name="Standard">Enter the vertices</text:p>
      <text:p text:style-name="Standard">1</text:p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Is 1 a self loop ? (Y/N)</text:p>
      <text:p text:style-name="Standard">n</text:p>
      <text:p text:style-name="Standard">Are 1 and 2 adjacent ? (Y/N)</text:p>
      <text:p text:style-name="Standard">y</text:p>
      <text:p text:style-name="Standard">Are 1 and 3 adjacent ? (Y/N)</text:p>
      <text:p text:style-name="Standard">y</text:p>
      <text:p text:style-name="Standard">Are 1 and 4 adjacent ? (Y/N)</text:p>
      <text:p text:style-name="Standard">n</text:p>
      <text:p text:style-name="Standard">Are 1 and 5 adjacent ? (Y/N)</text:p>
      <text:p text:style-name="Standard">n</text:p>
      <text:p text:style-name="Standard">Are 1 and 6 adjacent ? (Y/N)</text:p>
      <text:p text:style-name="Standard">n</text:p>
      <text:p text:style-name="Standard">Are 1 and 7 adjacent ? (Y/N)</text:p>
      <text:p text:style-name="Standard">n</text:p>
      <text:p text:style-name="Standard">Are 1 and 8 adjacent ? (Y/N)</text:p>
      <text:p text:style-name="Standard">y</text:p>
      <text:p text:style-name="Standard">Is 2 a self loop ? (Y/N)</text:p>
      <text:p text:style-name="Standard">n</text:p>
      <text:p text:style-name="Standard">Are 2 and 3 adjacent ? (Y/N)</text:p>
      <text:p text:style-name="Standard">n</text:p>
      <text:p text:style-name="Standard">Are 2 and 4 adjacent ? (Y/N)</text:p>
      <text:p text:style-name="Standard">y</text:p>
      <text:p text:style-name="Standard">Are 2 and 5 adjacent ? (Y/N)</text:p>
      <text:p text:style-name="Standard">y</text:p>
      <text:p text:style-name="Standard">Are 2 and 6 adjacent ? (Y/N)</text:p>
      <text:p text:style-name="Standard"><text:soft-page-break/>n</text:p>
      <text:p text:style-name="Standard">Are 2 and 7 adjacent ? (Y/N)</text:p>
      <text:p text:style-name="Standard">n</text:p>
      <text:p text:style-name="Standard">Are 2 and 8 adjacent ? (Y/N)</text:p>
      <text:p text:style-name="Standard">n</text:p>
      <text:p text:style-name="Standard">Is 3 a self loop ? (Y/N)</text:p>
      <text:p text:style-name="Standard">n</text:p>
      <text:p text:style-name="Standard">Are 3 and 4 adjacent ? (Y/N)</text:p>
      <text:p text:style-name="Standard">y</text:p>
      <text:p text:style-name="Standard">Are 3 and 5 adjacent ? (Y/N)</text:p>
      <text:p text:style-name="Standard">n</text:p>
      <text:p text:style-name="Standard">Are 3 and 6 adjacent ? (Y/N)</text:p>
      <text:p text:style-name="Standard">y</text:p>
      <text:p text:style-name="Standard">Are 3 and 7 adjacent ? (Y/N)</text:p>
      <text:p text:style-name="Standard">n</text:p>
      <text:p text:style-name="Standard">Are 3 and 8 adjacent ? (Y/N)</text:p>
      <text:p text:style-name="Standard">n</text:p>
      <text:p text:style-name="Standard">Is 4 a self loop ? (Y/N)</text:p>
      <text:p text:style-name="Standard">n</text:p>
      <text:p text:style-name="Standard">Are 4 and 5 adjacent ? (Y/N)</text:p>
      <text:p text:style-name="Standard">n</text:p>
      <text:p text:style-name="Standard">Are 4 and 6 adjacent ? (Y/N)</text:p>
      <text:p text:style-name="Standard">n</text:p>
      <text:p text:style-name="Standard">Are 4 and 7 adjacent ? (Y/N)</text:p>
      <text:p text:style-name="Standard">y</text:p>
      <text:p text:style-name="Standard">Are 4 and 8 adjacent ? (Y/N)</text:p>
      <text:p text:style-name="Standard">y</text:p>
      <text:p text:style-name="Standard">Is 5 a self loop ? (Y/N)</text:p>
      <text:p text:style-name="Standard">n</text:p>
      <text:p text:style-name="Standard">Are 5 and 6 adjacent ? (Y/N)</text:p>
      <text:p text:style-name="Standard">n</text:p>
      <text:p text:style-name="Standard">Are 5 and 7 adjacent ? (Y/N)</text:p>
      <text:p text:style-name="Standard">y</text:p>
      <text:p text:style-name="Standard">Are 5 and 8 adjacent ? (Y/N)</text:p>
      <text:p text:style-name="Standard">n</text:p>
      <text:p text:style-name="Standard">Is 6 a self loop ? (Y/N)</text:p>
      <text:p text:style-name="Standard">n</text:p>
      <text:p text:style-name="Standard">Are 6 and 7 adjacent ? (Y/N)</text:p>
      <text:p text:style-name="Standard">y</text:p>
      <text:p text:style-name="Standard">Are 6 and 8 adjacent ? (Y/N)</text:p>
      <text:p text:style-name="Standard">n</text:p>
      <text:p text:style-name="Standard">Is 7 a self loop ? (Y/N)</text:p>
      <text:p text:style-name="Standard">n</text:p>
      <text:p text:style-name="Standard">Are 7 and 8 adjacent ? (Y/N)</text:p>
      <text:p text:style-name="Standard">n</text:p>
      <text:p text:style-name="Standard">Is 8 a self loop ? (Y/N)</text:p>
      <text:p text:style-name="Standard">n</text:p>
      <text:p text:style-name="Standard"/>
      <text:p text:style-name="Standard">Adjacency matrix of the graph:</text:p>
      <text:p text:style-name="Standard"><text:s text:c="2"/>1 2 3 4 5 6 7 8 </text:p>
      <text:p text:style-name="Standard">1 0 1 1 0 0 0 0 1 </text:p>
      <text:p text:style-name="Standard">2 1 0 0 1 1 0 0 0 </text:p>
      <text:p text:style-name="Standard"><text:soft-page-break/>3 1 0 0 1 0 1 0 0 </text:p>
      <text:p text:style-name="Standard">4 0 1 1 0 0 0 1 1 </text:p>
      <text:p text:style-name="Standard">5 0 1 0 0 0 0 1 0 </text:p>
      <text:p text:style-name="Standard">6 0 0 1 0 0 0 1 0 </text:p>
      <text:p text:style-name="Standard">7 0 0 0 1 1 1 0 0 </text:p>
      <text:p text:style-name="Standard">8 1 0 0 1 0 0 0 0 </text:p>
      <text:p text:style-name="Standard"/>
      <text:p text:style-name="Standard">Choose the operation</text:p>
      <text:p text:style-name="Standard">1. DFS Traversal</text:p>
      <text:p text:style-name="Standard">2. BFS Traversal</text:p>
      <text:p text:style-name="Standard">3. Quit</text:p>
      <text:p text:style-name="Standard">1</text:p>
      <text:p text:style-name="Standard"/>
      <text:p text:style-name="Standard">DFS Traversal : 1 8 4 7 6 3 5 2 </text:p>
      <text:p text:style-name="Standard"/>
      <text:p text:style-name="Standard">Choose the operation</text:p>
      <text:p text:style-name="Standard">1. DFS Traversal</text:p>
      <text:p text:style-name="Standard">2. BFS Traversal</text:p>
      <text:p text:style-name="Standard">3. Quit</text:p>
      <text:p text:style-name="Standard">2</text:p>
      <text:p text:style-name="Standard"/>
      <text:p text:style-name="Standard">BFS Traversal : 1 2 3 8 4 5 6 7 </text:p>
      <text:p text:style-name="Standard"/>
      <text:p text:style-name="Standard">Choose the operation</text:p>
      <text:p text:style-name="Standard">1. DFS Traversal</text:p>
      <text:p text:style-name="Standard">2. BFS Traversal</text:p>
      <text:p text:style-name="Standard">3. Quit</text:p>
      <text:p text:style-name="Standard">3</text:p>
      <text:p text:style-name="Standard"/>
      <text:p text:style-name="Text_20_body"><text:span text:style-name="T16"><text:line-break/>RESULT </text:span><text:span text:style-name="T3">:- </text:span><text:span text:style-name="T6">The given operations </text:span><text:span text:style-name="T7">a</text:span><text:span text:style-name="T6">re performed on a </text:span><text:span text:style-name="T13">graph using arrays</text:span><text:span text:style-name="T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1-02-01T12:30:55.865004648</dc:date>
    <meta:editing-duration>PT4H5M55S</meta:editing-duration>
    <meta:editing-cycles>198</meta:editing-cycles>
    <meta:generator>LibreOffice/6.4.6.2$Linux_X86_64 LibreOffice_project/40$Build-2</meta:generator>
    <meta:document-statistic meta:table-count="0" meta:image-count="0" meta:object-count="0" meta:page-count="10" meta:paragraph-count="427" meta:word-count="1270" meta:character-count="6394" meta:non-whitespace-character-count="4986"/>
  </office:meta>
</office:document-meta>
</file>